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25b1" officeooo:paragraph-rsid="001125b1"/>
    </style:style>
    <style:style style:name="P2" style:family="paragraph" style:parent-style-name="Standard">
      <style:text-properties officeooo:rsid="001125b1" officeooo:paragraph-rsid="00131cc6"/>
    </style:style>
    <style:style style:name="T1" style:family="text">
      <style:text-properties officeooo:rsid="00129670"/>
    </style:style>
    <style:style style:name="T2" style:family="text">
      <style:text-properties officeooo:rsid="00131cc6"/>
    </style:style>
    <style:style style:name="T3" style:family="text">
      <style:text-properties officeooo:rsid="0013ca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ymbro</text:p>
      <text:p text:style-name="P1"/>
      <text:p text:style-name="P1"/>
      <text:p text:style-name="P2">Gymbro – <text:span text:style-name="T2">gym companion</text:span> is a desktop companion application for gym rats who want to find the best gym for their <text:span text:style-name="T1">workout</text:span> needs in area they live in. The basic idea is that in the app you will be presented with a map of a city and on the map you can see all gyms that are present in the city. You will be able to <text:span text:style-name="T1">click the gym and</text:span> look up <text:span text:style-name="T1">following data about the gym</text:span>: </text:p>
      <text:p text:style-name="P2"/>
      <text:p text:style-name="P2">Equipment of the gym, Users reviews, Photos of the gym and the area around it, <text:span text:style-name="T2">All m</text:span>embership tiers and their <text:span text:style-name="T3">respective</text:span> prices, Time <text:span text:style-name="T3">table</text:span> when the gym opened, <text:span text:style-name="T2">A</text:span> <text:span text:style-name="T2">t</text:span>ime map how busy is the gym during open hours, What trainers work there and how much <text:span text:style-name="T3">money</text:span> they charge for a <text:span text:style-name="T1">workout </text:span>session and finally an evaluation informing the user what is <text:span text:style-name="T3">the</text:span> price/amount of equipment ratio. </text:p>
      <text:p text:style-name="P1"/>
      <text:p text:style-name="P1">It will also show you how far the gym is from your current location <text:span text:style-name="T2">and a time estimate how long will you the user travel there</text:span>. <text:s/>When you click a gym there will be section<text:span text:style-name="T3">s and one section will contain </text:span>links to main gym web page and a google maps link to the path from current location to the gy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3:20:23.085478315</meta:creation-date>
    <dc:date>2023-03-02T15:00:05.703813244</dc:date>
    <meta:editing-duration>PT1H39M41S</meta:editing-duration>
    <meta:editing-cycles>4</meta:editing-cycles>
    <meta:generator>LibreOffice/7.4.5.1$Linux_X86_64 LibreOffice_project/40$Build-1</meta:generator>
    <meta:document-statistic meta:table-count="0" meta:image-count="0" meta:object-count="0" meta:page-count="1" meta:paragraph-count="4" meta:word-count="204" meta:character-count="1049" meta:non-whitespace-character-count="845"/>
  </office:meta>
</office:document-meta>
</file>